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/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 table:style-name="ce7" office:value-type="string" calcext:value-type="string">
            <text:p>Config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office:value-type="string" calcext:value-type="string">
            <text:p>Instruments / Bank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– instrument, bank, roo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5"/>
          <table:table-cell office:value-type="string" calcext:value-type="string">
            <text:p>0,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bank sl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office:value-type="string" calcext:value-type="string">
            <text:p>Main Controls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cales (microtonal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Vector control windo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1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ain part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Controll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End of Controllers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"/>
          <table:table-cell table:number-columns-repeated="1013"/>
        </table:table-row>
        <table:table-row table:style-name="ro1">
          <table:table-cell table:number-columns-repeated="12"/>
          <table:table-cell table:style-name="ce7" office:value-type="string" calcext:value-type="string">
            <text:p>MIDI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2"/>
          <table:table-cell table:style-name="ce7" office:value-type="string" calcext:value-type="string">
            <text:p>Instrumen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Ki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com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 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et/Read part’s instrument type</text:p>
          </table:table-cell>
          <table:table-cell table:number-columns-repeated="1011"/>
        </table:table-row>
        <table:table-row table:style-name="ro1" table:number-rows-repeated="2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2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0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main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voice window – voice numbers 0 to 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ub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Pad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Oscillators window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lip, Asym2, Pow2, Sg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Graph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LFO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1 is Frequency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2 is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Filter parameters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ormant edi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nvelope inser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1 is Frequency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2 is Filter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3 is Bandwidth envelope (SubSynth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ree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Graph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Insertion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ystem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S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ffect Inser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or insertion effects part number is 24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ormal part effects are numbers 0 to 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e ‘Effect_Inserts.txt’ for all control ranges.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2 sometimes secondary values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learn window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7" table:number-columns-repeated="8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8"/>
          <table:table-cell office:value-type="string" calcext:value-type="string">
            <text:p>auto set as NRP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 table:number-rows-repeated="10478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8:Sheet1.AMJ67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7">00/00/0000</text:date>, <text:time style:data-style-name="N2" text:time-value="08:58:36.768420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9-17T08:59:45.188347766</dc:date>
    <meta:editing-duration>P8DT20H50M41S</meta:editing-duration>
    <meta:editing-cycles>646</meta:editing-cycles>
    <meta:generator>LibreOffice/5.2.7.2$Linux_X86_64 LibreOffice_project/20m0$Build-2</meta:generator>
    <meta:document-statistic meta:table-count="1" meta:cell-count="5539" meta:object-count="0"/>
  </office:meta>
</office:document-meta>
</file>